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6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7.027cm"/>
    </style:style>
    <style:style style:name="co9" style:family="table-column">
      <style:table-column-properties fo:break-before="auto" style:column-width="6.087cm"/>
    </style:style>
    <style:style style:name="ro3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  <style:style style:name="ce3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echts</text:p>
          </table:table-cell>
          <table:table-cell table:style-name="ce3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/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 table:number-rows-repeated="1047847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</table:table>
      <table:named-expressions/>
      <table:database-ranges>
        <table:database-range table:name="__Anonymous_Sheet_DB__0" table:target-range-address="Schreibhand.A1:Schreibhand.C71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.00.0000</text:date>, <text:time style:data-style-name="N2" text:time-value="19:19:08.95566601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0.4.2$Linux_X86_64 LibreOffice_project/dcf040e67528d9187c66b2379df5ea4407429775</meta:generator>
    <meta:creation-date>2006-09-16T14:57:30</meta:creation-date>
    <dc:date>2021-02-16T19:19:32.952716262</dc:date>
    <meta:editing-cycles>419</meta:editing-cycles>
    <meta:editing-duration>PT19H3M3S</meta:editing-duration>
    <meta:document-statistic meta:table-count="2" meta:cell-count="1722" meta:object-count="0"/>
    <meta:user-defined meta:name="Info 1"/>
    <meta:user-defined meta:name="Info 2"/>
    <meta:user-defined meta:name="Info 3"/>
    <meta:user-defined meta:name="Info 4"/>
  </office:meta>
</office:document-meta>
</file>